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vive the hive</text:p>
      <text:p text:style-name="P3"/>
      <text:p text:style-name="P2">Files</text:p>
      <text:p text:style-name="P4">update</text:p>
      <text:p text:style-name="P4"/>
      <text:p text:style-name="P4">window</text:p>
      <text:p text:style-name="P4"/>
      <text:p text:style-name="P4">game</text:p>
      <text:p text:style-name="P4"/>
      <text:p text:style-name="P4">collision</text:p>
      <text:p text:style-name="P4"/>
      <text:p text:style-name="P4">hives</text:p>
      <text:p text:style-name="P4"/>
      <text:p text:style-name="P4">bugs</text:p>
      <text:p text:style-name="P4"/>
      <text:p text:style-name="P4">variables</text:p>
      <text:p text:style-name="P4"/>
      <text:p text:style-name="P4">buttons</text:p>
      <text:p text:style-name="P4"/>
      <text:p text:style-name="P4">traps</text:p>
      <text:p text:style-name="P5"/>
      <text:p text:style-name="P2">Classes</text:p>
      <text:p text:style-name="P4">Window</text:p>
      <text:p text:style-name="P4"><text:span text:style-name="T1"><text:tab/>__init__</text:span></text:p>
      <text:p text:style-name="P4"><text:span text:style-name="T1"><text:tab/>init_turtle</text:span></text:p>
      <text:p text:style-name="P4"><text:span text:style-name="T1"><text:tab/>init_window</text:span></text:p>
      <text:p text:style-name="P4"><text:span text:style-name="T1"><text:tab/>init_clickables</text:span></text:p>
      <text:p text:style-name="P4"><text:span text:style-name="T1"><text:tab/>init_variables</text:span></text:p>
      <text:p text:style-name="P4"><text:span text:style-name="T1"><text:tab/><text:tab/>init lists of bugs</text:span></text:p>
      <text:p text:style-name="P4"><text:span text:style-name="T1"><text:tab/><text:tab/>init list of hives</text:span></text:p>
      <text:p text:style-name="P4"><text:span text:style-name="T1"><text:tab/><text:tab/>init list of buttons</text:span></text:p>
      <text:p text:style-name="P4"><text:span text:style-name="T1"><text:tab/>draw</text:span></text:p>
      <text:p text:style-name="P4"><text:span text:style-name="T1"><text:tab/>for bug in bugs</text:span></text:p>
      <text:p text:style-name="P4"><text:span text:style-name="T1"><text:tab/><text:tab/>bug.draw()</text:span></text:p>
      <text:p text:style-name="P4"><text:span text:style-name="T1"><text:tab/>for hive in hives</text:span></text:p>
      <text:p text:style-name="P4"><text:span text:style-name="T1"><text:tab/><text:tab/>hive.draw()</text:span></text:p>
      <text:p text:style-name="P4"><text:span text:style-name="T1"><text:tab/>for trap in traps</text:span></text:p>
      <text:p text:style-name="P4"><text:span text:style-name="T1"><text:tab/><text:tab/>trap.draw()</text:span></text:p>
      <text:p text:style-name="P4"><text:span text:style-name="T1"/></text:p>
      <text:p text:style-name="P4">Game</text:p>
      <text:p text:style-name="P4"><text:span text:style-name="T1"><text:tab/>__init__</text:span></text:p>
      <text:p text:style-name="P4"><text:span text:style-name="T1"><text:tab/>run</text:span></text:p>
      <text:p text:style-name="P4"><text:span text:style-name="T1"><text:tab/>update movements</text:span></text:p>
      <text:p text:style-name="P4"><text:span text:style-name="T1"><text:tab/><text:tab/>for bug in list, update()</text:span></text:p>
      <text:p text:style-name="P4"><text:span text:style-name="T1"><text:tab/>update collisions</text:span></text:p>
      <text:p text:style-name="P4"><text:span text:style-name="T1"><text:tab/><text:tab/>Collision.update()</text:span></text:p>
      <text:p text:style-name="P4"><text:span text:style-name="T1"><text:tab/>window.draw()</text:span></text:p>
      <text:p text:style-name="P4"/>
      <text:p text:style-name="P4">Collision</text:p>
      <text:p text:style-name="P4"><text:soft-page-break/><text:span text:style-name="T1"><text:tab/>update</text:span></text:p>
      <text:p text:style-name="P4"><text:span text:style-name="T1"><text:tab/><text:tab/>for hive in hives</text:span></text:p>
      <text:p text:style-name="P4"><text:span text:style-name="T1"><text:tab/><text:tab/><text:tab/>hive_collides()</text:span></text:p>
      <text:p text:style-name="P4"><text:span text:style-name="T1"><text:tab/><text:tab/>for trap in trap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x</meta:initial-creator>
    <meta:creation-date>2013-02-27T19:04:20</meta:creation-date>
    <dc:date>2013-02-27T19:17:39</dc:date>
    <dc:creator>Thomas Lux</dc:creator>
    <meta:editing-duration>PT9M56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2" meta:paragraph-count="41" meta:word-count="73" meta:character-count="495" meta:non-whitespace-character-count="425"/>
  </office:meta>
</office:document-meta>
</file>